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95cm" fo:min-width="2.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cm" svg:y1="19.3cm" svg:x2="5.8cm" svg:y2="8.8cm">
          <text:p/>
        </draw:line>
        <draw:line draw:style-name="gr1" draw:text-style-name="P1" draw:layer="layout" svg:x1="14.7cm" svg:y1="19.3cm" svg:x2="5.8cm" svg:y2="19.3cm">
          <text:p/>
        </draw:line>
        <draw:line draw:style-name="gr1" draw:text-style-name="P1" draw:layer="layout" svg:x1="7.55cm" svg:y1="17.55cm" svg:x2="7.55cm" svg:y2="7.05cm">
          <text:p/>
        </draw:line>
        <draw:line draw:style-name="gr1" draw:text-style-name="P1" draw:layer="layout" svg:x1="16.45cm" svg:y1="17.55cm" svg:x2="7.55cm" svg:y2="17.55cm">
          <text:p/>
        </draw:line>
        <draw:custom-shape draw:style-name="gr2" draw:text-style-name="P2" draw:layer="layout" svg:width="2.6cm" svg:height="1.145cm" draw:transform="rotate (-0.711396203112889) translate (6.578cm 16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6cm" svg:y1="16.6cm" svg:x2="8.6cm" svg:y2="18.3cm">
          <text:p text:style-name="P2"><text:span text:style-name="T1">a</text:span></text:p>
        </draw:line>
        <draw:line draw:style-name="gr3" draw:text-style-name="P3" draw:layer="layout" svg:x1="8.7cm" svg:y1="18.5cm" svg:x2="7.9cm" svg:y2="19.4cm">
          <text:p text:style-name="P2"><text:span text:style-name="T1"/></text:p>
        </draw:line>
        <draw:frame draw:style-name="gr4" draw:text-style-name="P4" draw:layer="layout" svg:width="0.637cm" svg:height="0.526cm" svg:x="8.163cm" svg:y="18.574cm">
          <draw:text-box>
            <text:p text:style-name="P2"><text:span text:style-name="T1">b</text:span></text:p>
          </draw:text-box>
        </draw:frame>
        <draw:line draw:style-name="gr5" draw:text-style-name="P2" draw:layer="layout" svg:x1="5.8cm" svg:y1="19.3cm" svg:x2="6.7cm" svg:y2="18.35cm">
          <text:p/>
        </draw:line>
        <draw:frame draw:style-name="gr4" draw:text-style-name="P5" draw:layer="layout" svg:width="0.625cm" svg:height="0.526cm" svg:x="6cm" svg:y="18.5cm">
          <draw:text-box>
            <text:p><text:span text:style-name="T1">s</text:span></text:p>
          </draw:text-box>
        </draw:frame>
        <draw:path draw:style-name="gr1" draw:text-style-name="P1" draw:layer="layout" svg:width="0.443cm" svg:height="0.155cm" draw:transform="rotate (1.5707963267949) translate (7.11637262361993cm 19.298cm)" svg:viewBox="0 0 444 156" svg:d="M0 2c92 7 188-20 273 26l86 43 85 76v9">
          <text:p/>
        </draw:path>
        <draw:frame draw:style-name="gr4" draw:text-style-name="P4" draw:layer="layout" svg:width="0.87cm" svg:height="0.526cm" svg:x="7cm" svg:y="18.874cm">
          <draw:text-box>
            <text:p text:style-name="P2"><text:span text:style-name="T1">45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1:12:14.336556291</meta:creation-date>
    <dc:date>2015-11-20T14:19:39.595508252</dc:date>
    <meta:editing-duration>PT8M5S</meta:editing-duration>
    <meta:editing-cycles>3</meta:editing-cycles>
    <meta:generator>LibreOffice/5.0.3.2$Linux_X86_64 LibreOffice_project/00m0$Build-2</meta:generator>
    <meta:document-statistic meta:object-count="12"/>
  </office:meta>
</office:document-meta>
</file>